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c58" officeooo:paragraph-rsid="00149c58"/>
    </style:style>
    <style:style style:name="P2" style:family="paragraph" style:parent-style-name="Standard">
      <style:text-properties officeooo:rsid="00166f7f" officeooo:paragraph-rsid="00166f7f"/>
    </style:style>
    <style:style style:name="P3" style:family="paragraph" style:parent-style-name="Standard">
      <style:text-properties officeooo:rsid="00178548" officeooo:paragraph-rsid="00178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ERT INTO device_details (deviceId,clearedAlarms,collectionDetail,collectionTime,creationTime,criticalAlarms,deviceName,deviceType,informationAlarms,ipAddress,location,majorAlarms,managementStatus,minorAlarms,productFamily,reachability,softwareType,softwareVersion,warningAlarms) VALUES (15,'1','NA','2014-12-04T10:16:28.284-08:0','2014-12-04T10:16:28.284-08:00','1','server','Network','1','192.168.1.118','sit on deck','1','UNKNOWN','1','NA','UNKNOWN','NA','1.0','1');</text:p>
      <text:p text:style-name="P1"/>
      <text:p text:style-name="P2">http://quotaguard4659:<text:a xlink:type="simple" xlink:href="mailto:aaaac128b3b4@us-east-1-static-hopper.quotaguard.com" text:style-name="Internet_20_link" text:visited-style-name="Visited_20_Internet_20_Link">aaaac128b3b4@us-east-1-static-hopper.quotaguard.com</text:a>:9293</text:p>
      <text:p text:style-name="P2"/>
      <text:p text:style-name="P3"><text:s/><text:a xlink:type="simple" xlink:href="mailto:anandsri@devserver.com" text:style-name="Internet_20_link" text:visited-style-name="Visited_20_Internet_20_Link">anandsri@devserver.com</text:a></text:p>
      <text:p text:style-name="P3">Welcome12</text:p>
      <text:p text:style-name="P3"><text:a xlink:type="simple" xlink:href="https://na34.salesforce.com/a0061000003gRWp" text:style-name="Internet_20_link" text:visited-style-name="Visited_20_Internet_20_Link">https://na34.salesforce.com/a0061000003gRWp</text:a></text:p>
      <text:p text:style-name="P3">skrishna@developertest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0:34:43.922716509</meta:creation-date>
    <meta:editing-duration>PT7H22M21S</meta:editing-duration>
    <meta:editing-cycles>2</meta:editing-cycles>
    <meta:generator>LibreOffice/4.4.6.3$Linux_X86_64 LibreOffice_project/40m0$Build-3</meta:generator>
    <dc:date>2016-02-01T18:12:14.764340330</dc:date>
    <meta:document-statistic meta:table-count="0" meta:image-count="0" meta:object-count="0" meta:page-count="1" meta:paragraph-count="6" meta:word-count="13" meta:character-count="650" meta:non-whitespace-character-count="642"/>
  </office:meta>
</office:document-meta>
</file>